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Je serai en Alternance en L2, pourtant c'est difficile de trouver un poste alternance ici à Madagascar parce que les entreprises n'adoptent pas encore ce systèmes, donc, je voudrais préparer mon alternance des le maintenant. En plus, je suis venu dans une famille défavorisé, mes parents n'ont pas les moyens de financer mes études supérieur et mes frais de vie, donc, j'aimerais trouver un poste rapidement pour aider mes parents à financer mes études. Mon objectifs pour cette années c'est d'avoir les maximum compétences nécessaire demandé par les entreprises et d'être en alternant pour subvenir à mes besoins et aux besoins de mes par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7:00:54.640750849</meta:creation-date>
    <dc:date>2019-05-15T17:01:22.272880555</dc:date>
    <meta:editing-duration>PT32S</meta:editing-duration>
    <meta:editing-cycles>1</meta:editing-cycles>
    <meta:document-statistic meta:table-count="0" meta:image-count="0" meta:object-count="0" meta:page-count="1" meta:paragraph-count="1" meta:word-count="104" meta:character-count="644" meta:non-whitespace-character-count="540"/>
    <meta:generator>LibreOffice/6.2.2.2$Linux_X86_64 LibreOffice_project/20$Build-2</meta:generator>
  </office:meta>
</office:document-meta>
</file>